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Compiler.compile( String langu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Compiler.getRoo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Compiler.setRootScope( Scriptable roo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